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color="#000000" fo:font-weight="bold" officeooo:rsid="002284af" officeooo:paragraph-rsid="002284af" style:font-weight-asian="bold" style:font-weight-complex="bold"/>
    </style:style>
    <style:style style:name="P4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5" style:family="paragraph" style:parent-style-name="Standard" style:list-style-name="L1">
      <style:text-properties fo:color="#996600" fo:font-weight="normal" officeooo:rsid="0024f83a" officeooo:paragraph-rsid="0024f83a" style:font-weight-asian="normal" style:font-weight-complex="normal"/>
    </style:style>
    <style:style style:name="P6" style:family="paragraph" style:parent-style-name="Standard" style:list-style-name="L2">
      <style:text-properties fo:color="#0066cc" fo:font-weight="normal" officeooo:rsid="0024f83a" officeooo:paragraph-rsid="0024f83a" style:font-weight-asian="normal" style:font-weight-complex="normal"/>
    </style:style>
    <style:style style:name="P7" style:family="paragraph" style:parent-style-name="Standard">
      <style:text-properties fo:color="#0066cc" fo:font-weight="normal" officeooo:rsid="0024f83a" officeooo:paragraph-rsid="0024f83a" style:font-weight-asian="normal" style:font-weight-complex="normal"/>
    </style:style>
    <style:style style:name="P8" style:family="paragraph" style:parent-style-name="Standard">
      <style:text-properties fo:color="#000000" fo:font-weight="bold" officeooo:rsid="0024f83a" officeooo:paragraph-rsid="0024f83a" style:font-weight-asian="bold" style:font-weight-complex="bold"/>
    </style:style>
    <style:style style:name="P9" style:family="paragraph" style:parent-style-name="Standard">
      <style:text-properties fo:color="#ff3333" fo:font-weight="normal" officeooo:rsid="0024f83a" officeooo:paragraph-rsid="0024f83a" style:font-weight-asian="normal" style:font-weight-complex="normal"/>
    </style:style>
    <style:style style:name="T1" style:family="text">
      <style:text-properties officeooo:rsid="0024f83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3333" style:text-underline-style="none" fo:font-weight="normal" style:font-weight-asian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position="0% 100%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4</text:span>L<text:span text:style-name="T1">5</text:span> Notes</text:p>
      <text:p text:style-name="P1"/>
      <text:p text:style-name="P2">Objectives:</text:p>
      <text:list xml:id="list4612865444420848933" text:style-name="L1">
        <text:list-item>
          <text:p text:style-name="P5">Interpret an activity series and identify the elements that are most easily oxidized and those that are least easily oxidized.</text:p>
        </text:list-item>
        <text:list-item>
          <text:p text:style-name="P5">Name the types of reactions involved in electrochemical processes.</text:p>
        </text:list-item>
        <text:list-item>
          <text:p text:style-name="P5">Describe how a voltaic cell produced electrical energy.</text:p>
        </text:list-item>
        <text:list-item>
          <text:p text:style-name="P5">Describe current technologies that use electrochemical processes to produce electrical energy.</text:p>
        </text:list-item>
      </text:list>
      <text:p text:style-name="P2"/>
      <text:p text:style-name="P2">Key Concepts:</text:p>
      <text:list xml:id="list886716708078457128" text:style-name="L2">
        <text:list-item>
          <text:p text:style-name="P6">For any two metals in an activity series, which metal is more readily oxidized?</text:p>
        </text:list-item>
        <text:list-item>
          <text:p text:style-name="P6">What type of chemical reaction is involved in all electrochemical processes?</text:p>
        </text:list-item>
        <text:list-item>
          <text:p text:style-name="P6">How does a voltaic cell produce electrical energy?</text:p>
        </text:list-item>
        <text:list-item>
          <text:p text:style-name="P6">What current technologies use electrochemical processes to produce electrical energy?</text:p>
        </text:list-item>
      </text:list>
      <text:p text:style-name="P7"/>
      <text:p text:style-name="P7"/>
      <text:p text:style-name="P9">For any two metals in an activity series, the more active metal is the more readily oxidized.</text:p>
      <text:p text:style-name="P7"/>
      <text:p text:style-name="P8">Electrochemical process</text:p>
      <text:p text:style-name="P8"/>
      <text:p text:style-name="P8"><text:tab/><text:span text:style-name="T2">An </text:span><text:span text:style-name="T3">electrochemical process</text:span><text:span text:style-name="T4"> is any conversion between chemical energy and electrical energy.</text:span></text:p>
      <text:p text:style-name="P8"><text:span text:style-name="T4"/></text:p>
      <text:p text:style-name="P8"><text:span text:style-name="T4"><text:tab/></text:span><text:span text:style-name="T5">All electrochemical processes involve redox reactions.</text:span><text:tab/></text:p>
      <text:p text:style-name="P8"/>
      <text:p text:style-name="P8">..</text:p>
      <text:p text:style-name="P8"/>
      <text:p text:style-name="P8">Electrochemical cell</text:p>
      <text:p text:style-name="P8"/>
      <text:p text:style-name="P8"><text:tab/><text:span text:style-name="T2">An </text:span><text:span text:style-name="T3">electrochemical cell</text:span><text:span text:style-name="T4"> is any device that converts chemical energy into electrical energy or <text:tab/>electrical energy into chemical energy.</text:span></text:p>
      <text:p text:style-name="P8"/>
      <text:p text:style-name="P8">..</text:p>
      <text:p text:style-name="P8"/>
      <text:p text:style-name="P8">Voltaic cells</text:p>
      <text:p text:style-name="P8"/>
      <text:p text:style-name="P8"><text:tab/><text:span text:style-name="T3">Voltaic cells</text:span><text:span text:style-name="T4"> are electrochemical cells used to convert chemical energy into electrical energy.</text:span></text:p>
      <text:p text:style-name="P8"><text:span text:style-name="T4"/></text:p>
      <text:p text:style-name="P8"><text:span text:style-name="T4"><text:tab/></text:span><text:span text:style-name="T5">Electrical energy is produced in a voltaic cell by spontaneous redox reactions within the cell.</text:span></text:p>
      <text:p text:style-name="P8"/>
      <text:p text:style-name="P8">..</text:p>
      <text:p text:style-name="P8"/>
      <text:p text:style-name="P8">Half-cell</text:p>
      <text:p text:style-name="P8"/>
      <text:p text:style-name="P8"><text:tab/><text:span text:style-name="T2">A </text:span><text:span text:style-name="T6">half-cell</text:span><text:span text:style-name="T7"> is one part of a voltaic cell in which either oxidation or reduction occurs.</text:span></text:p>
      <text:p text:style-name="P8"/>
      <text:p text:style-name="P8">..</text:p>
      <text:p text:style-name="P8"/>
      <text:p text:style-name="P8"/>
      <text:p text:style-name="P8"><text:soft-page-break/>Salt bridge</text:p>
      <text:p text:style-name="P8"/>
      <text:p text:style-name="P8"><text:tab/><text:span text:style-name="T2">The half-cells are often connected by a </text:span><text:span text:style-name="T3">salt bridge</text:span><text:span text:style-name="T4">—a tube containing a strong electrolyte, often <text:tab/>potassium sulfate.</text:span></text:p>
      <text:p text:style-name="P8"/>
      <text:p text:style-name="P8">..</text:p>
      <text:p text:style-name="P8"/>
      <text:p text:style-name="P8">Electrode</text:p>
      <text:p text:style-name="P8"/>
      <text:p text:style-name="P8"><text:tab/><text:span text:style-name="T2">An </text:span><text:span text:style-name="T3">electrode</text:span><text:span text:style-name="T4"> is a conductor in a circuit that carries electrons to or from a substance other than a <text:tab/>metal.</text:span></text:p>
      <text:p text:style-name="P8"/>
      <text:p text:style-name="P8">..</text:p>
      <text:p text:style-name="P8"/>
      <text:p text:style-name="P8">Anode</text:p>
      <text:p text:style-name="P8"/>
      <text:p text:style-name="P8"><text:tab/><text:span text:style-name="T2">The electrode at which oxidation occurs is called the </text:span><text:span text:style-name="T6">anode</text:span><text:span text:style-name="T7">.</text:span></text:p>
      <text:p text:style-name="P8"/>
      <text:p text:style-name="P8">..</text:p>
      <text:p text:style-name="P8"/>
      <text:p text:style-name="P8">Cathode</text:p>
      <text:p text:style-name="P8"/>
      <text:p text:style-name="P8"><text:tab/><text:span text:style-name="T8">The electrode at which reduction occurs is called the </text:span><text:span text:style-name="T9">cathode</text:span><text:span text:style-name="T10">.</text:span></text:p>
      <text:p text:style-name="P8"/>
      <text:p text:style-name="P8">..</text:p>
      <text:p text:style-name="P8"/>
      <text:p text:style-name="P8">Dry cell</text:p>
      <text:p text:style-name="P8"/>
      <text:p text:style-name="P8"><text:tab/><text:span text:style-name="T2">A </text:span><text:span text:style-name="T3">dry cell</text:span><text:span text:style-name="T4"> is a voltaic cell in which the electrolyte is a paste.</text:span></text:p>
      <text:p text:style-name="P8"/>
      <text:p text:style-name="P8">..</text:p>
      <text:p text:style-name="P8"/>
      <text:p text:style-name="P8">Battery</text:p>
      <text:p text:style-name="P8"/>
      <text:p text:style-name="P8"><text:tab/><text:span text:style-name="T2">A </text:span><text:span text:style-name="T3">battery</text:span><text:span text:style-name="T4"> is a group of cells connected together.</text:span></text:p>
      <text:p text:style-name="P8"/>
      <text:p text:style-name="P8">..</text:p>
      <text:p text:style-name="P8"/>
      <text:p text:style-name="P8">Fuel cells</text:p>
      <text:p text:style-name="P8"/>
      <text:p text:style-name="P8"><text:tab/><text:span text:style-name="T3">Fuel cells</text:span><text:span text:style-name="T4"> are voltaic cells in which a fuel substance undergoes oxidation and from which <text:tab/>electrical energy is continuously obtained.</text:span></text:p>
      <text:p text:style-name="P8"/>
      <text:p text:style-name="P8">..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5-25T16:33:41.243506704</dc:date>
    <meta:editing-duration>PT20H49M40S</meta:editing-duration>
    <meta:editing-cycles>16</meta:editing-cycles>
    <meta:generator>LibreOffice/4.4.7.2$Linux_X86_64 LibreOffice_project/40$Build-2</meta:generator>
    <meta:document-statistic meta:table-count="0" meta:image-count="0" meta:object-count="0" meta:page-count="2" meta:paragraph-count="47" meta:word-count="331" meta:character-count="2075" meta:non-whitespace-character-count="1782"/>
  </office:meta>
</office:document-meta>
</file>